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Result" style:data-style-name="N0"/>
    <style:style style:name="ce5" style:family="table-cell" style:parent-style-name="Result" style:data-style-name="N1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S" table:style-name="ta1">
        <table:shapes>
          <draw:frame draw:z-index="0" draw:style-name="gr1" draw:text-style-name="P1" svg:width="15.999cm" svg:height="8.999cm" svg:x="0.364cm" svg:y="6.635cm">
            <draw:object draw:notify-on-update-of-ranges="ProductoEscalarS.C1:ProductoEscalarS.C1 ProductoEscalarS.C2:ProductoEscalar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table:style-name="Default"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7" calcext:value-type="float">
                <text:p>0,00006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8" calcext:value-type="float">
                <text:p>0,00006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0.000067" calcext:value-type="float">
                <text:p>0,00006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Resultado</text:p>
            </table:table-cell>
            <table:table-cell/>
            <table:table-cell table:style-name="ce2" table:formula="of:=SUBTOTAL(9;[.$C$2:.$C$4])" office:value-type="float" office:value="173" calcext:value-type="float">
              <text:p>173</text:p>
            </table:table-cell>
            <table:table-cell table:style-name="ce2" table:formula="of:=SUBTOTAL(1;[.$D$2:.$D$4])" office:value-type="float" office:value="0.0000673333333333333" calcext:value-type="float">
              <text:p>6,73333333333333E-0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0.000207" calcext:value-type="float">
                <text:p>0,00020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Resultado</text:p>
            </table:table-cell>
            <table:table-cell/>
            <table:table-cell table:style-name="Result" table:formula="of:=SUBTOTAL(9;[.$C$6:.$C$8])" office:value-type="float" office:value="592" calcext:value-type="float">
              <text:p>592</text:p>
            </table:table-cell>
            <table:table-cell table:style-name="ce2" table:formula="of:=SUBTOTAL(1;[.$D$6:.$D$8])" office:value-type="float" office:value="0.000206333333333333" calcext:value-type="float">
              <text:p>0,000206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3" calcext:value-type="float">
                <text:p>383</text:p>
              </table:table-cell>
              <table:table-cell office:value-type="float" office:value="0.000391" calcext:value-type="float">
                <text:p>0,00039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98" calcext:value-type="float">
                <text:p>398</text:p>
              </table:table-cell>
              <table:table-cell office:value-type="float" office:value="0.000408" calcext:value-type="float">
                <text:p>0,000408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0.000393" calcext:value-type="float">
                <text:p>0,00039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Resultado</text:p>
            </table:table-cell>
            <table:table-cell/>
            <table:table-cell table:style-name="Result" table:formula="of:=SUBTOTAL(9;[.$C$10:.$C$12])" office:value-type="float" office:value="1166" calcext:value-type="float">
              <text:p>1166</text:p>
            </table:table-cell>
            <table:table-cell table:style-name="ce2" table:formula="of:=SUBTOTAL(1;[.$D$10:.$D$12])" office:value-type="float" office:value="0.000397333333333333" calcext:value-type="float">
              <text:p>0,000397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55" calcext:value-type="float">
                <text:p>1855</text:p>
              </table:table-cell>
              <table:table-cell office:value-type="float" office:value="0.001863" calcext:value-type="float">
                <text:p>0,0018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45" calcext:value-type="float">
                <text:p>1845</text:p>
              </table:table-cell>
              <table:table-cell office:value-type="float" office:value="0.001855" calcext:value-type="float">
                <text:p>0,00185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33" calcext:value-type="float">
                <text:p>1833</text:p>
              </table:table-cell>
              <table:table-cell office:value-type="float" office:value="0.001841" calcext:value-type="float">
                <text:p>0,00184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Resultado</text:p>
            </table:table-cell>
            <table:table-cell/>
            <table:table-cell table:style-name="Result" table:formula="of:=SUBTOTAL(9;[.$C$14:.$C$16])" office:value-type="float" office:value="5533" calcext:value-type="float">
              <text:p>5533</text:p>
            </table:table-cell>
            <table:table-cell table:style-name="ce2" table:formula="of:=SUBTOTAL(1;[.$D$14:.$D$16])" office:value-type="float" office:value="0.001853" calcext:value-type="float">
              <text:p>0,00185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3708" calcext:value-type="float">
                <text:p>3708</text:p>
              </table:table-cell>
              <table:table-cell office:value-type="float" office:value="0.003716" calcext:value-type="float">
                <text:p>0,00371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91" calcext:value-type="float">
                <text:p>791</text:p>
              </table:table-cell>
              <table:table-cell office:value-type="float" office:value="0.000793" calcext:value-type="float">
                <text:p>0,000793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50" calcext:value-type="float">
                <text:p>750</text:p>
              </table:table-cell>
              <table:table-cell office:value-type="float" office:value="0.000753" calcext:value-type="float">
                <text:p>0,0007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Resultado</text:p>
            </table:table-cell>
            <table:table-cell/>
            <table:table-cell table:style-name="Result" table:formula="of:=SUBTOTAL(9;[.$C$18:.$C$20])" office:value-type="float" office:value="5249" calcext:value-type="float">
              <text:p>5249</text:p>
            </table:table-cell>
            <table:table-cell table:style-name="ce2" table:formula="of:=SUBTOTAL(1;[.$D$18:.$D$20])" office:value-type="float" office:value="0.001754" calcext:value-type="float">
              <text:p>0,001754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07" calcext:value-type="float">
                <text:p>1507</text:p>
              </table:table-cell>
              <table:table-cell office:value-type="float" office:value="0.00151" calcext:value-type="float">
                <text:p>0,00151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0.00152" calcext:value-type="float">
                <text:p>0,0015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36" calcext:value-type="float">
                <text:p>1536</text:p>
              </table:table-cell>
              <table:table-cell office:value-type="float" office:value="0.001538" calcext:value-type="float">
                <text:p>0,00153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Resultado</text:p>
            </table:table-cell>
            <table:table-cell/>
            <table:table-cell table:style-name="Result" table:formula="of:=SUBTOTAL(9;[.$C$22:.$C$24])" office:value-type="float" office:value="4561" calcext:value-type="float">
              <text:p>4561</text:p>
            </table:table-cell>
            <table:table-cell table:style-name="ce2" table:formula="of:=SUBTOTAL(1;[.$D$22:.$D$24])" office:value-type="float" office:value="0.00152266666666667" calcext:value-type="float">
              <text:p>0,00152266666666667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293" calcext:value-type="float">
                <text:p>2293</text:p>
              </table:table-cell>
              <table:table-cell office:value-type="float" office:value="0.002295" calcext:value-type="float">
                <text:p>0,002295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23" calcext:value-type="float">
                <text:p>2323</text:p>
              </table:table-cell>
              <table:table-cell office:value-type="float" office:value="0.002324" calcext:value-type="float">
                <text:p>0,00232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10" calcext:value-type="float">
                <text:p>2310</text:p>
              </table:table-cell>
              <table:table-cell office:value-type="float" office:value="0.002312" calcext:value-type="float">
                <text:p>0,00231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Resultado</text:p>
            </table:table-cell>
            <table:table-cell/>
            <table:table-cell table:style-name="Result" table:formula="of:=SUBTOTAL(9;[.$C$26:.$C$28])" office:value-type="float" office:value="6926" calcext:value-type="float">
              <text:p>6926</text:p>
            </table:table-cell>
            <table:table-cell table:style-name="ce2" table:formula="of:=SUBTOTAL(1;[.$D$26:.$D$28])" office:value-type="float" office:value="0.00231033333333333" calcext:value-type="float">
              <text:p>0,002310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1" calcext:value-type="float">
                <text:p>3301</text:p>
              </table:table-cell>
              <table:table-cell office:value-type="float" office:value="0.003302" calcext:value-type="float">
                <text:p>0,00330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7" calcext:value-type="float">
                <text:p>3307</text:p>
              </table:table-cell>
              <table:table-cell office:value-type="float" office:value="0.003297" calcext:value-type="float">
                <text:p>0,00329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293" calcext:value-type="float">
                <text:p>3293</text:p>
              </table:table-cell>
              <table:table-cell office:value-type="float" office:value="0.003286" calcext:value-type="float">
                <text:p>0,0032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Resultado</text:p>
            </table:table-cell>
            <table:table-cell/>
            <table:table-cell table:style-name="Result" table:formula="of:=SUBTOTAL(9;[.$C$30:.$C$32])" office:value-type="float" office:value="9901" calcext:value-type="float">
              <text:p>9901</text:p>
            </table:table-cell>
            <table:table-cell table:style-name="ce2" table:formula="of:=SUBTOTAL(1;[.$D$30:.$D$32])" office:value-type="float" office:value="0.003295" calcext:value-type="float">
              <text:p>0,00329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0" calcext:value-type="float">
                <text:p>4150</text:p>
              </table:table-cell>
              <table:table-cell office:value-type="float" office:value="0.004152" calcext:value-type="float">
                <text:p>0,00415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9" calcext:value-type="float">
                <text:p>4159</text:p>
              </table:table-cell>
              <table:table-cell office:value-type="float" office:value="0.004146" calcext:value-type="float">
                <text:p>0,00414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66" calcext:value-type="float">
                <text:p>4166</text:p>
              </table:table-cell>
              <table:table-cell office:value-type="float" office:value="0.004168" calcext:value-type="float">
                <text:p>0,0041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Resultado</text:p>
            </table:table-cell>
            <table:table-cell/>
            <table:table-cell table:style-name="Result" table:formula="of:=SUBTOTAL(9;[.$C$34:.$C$36])" office:value-type="float" office:value="12475" calcext:value-type="float">
              <text:p>12475</text:p>
            </table:table-cell>
            <table:table-cell table:style-name="ce2" table:formula="of:=SUBTOTAL(1;[.$D$34:.$D$36])" office:value-type="float" office:value="0.00415533333333333" calcext:value-type="float">
              <text:p>0,004155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8115" calcext:value-type="float">
                <text:p>8115</text:p>
              </table:table-cell>
              <table:table-cell office:value-type="float" office:value="0.008117" calcext:value-type="float">
                <text:p>0,00811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33" calcext:value-type="float">
                <text:p>7433</text:p>
              </table:table-cell>
              <table:table-cell office:value-type="float" office:value="0.007436" calcext:value-type="float">
                <text:p>0,00743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13" calcext:value-type="float">
                <text:p>7413</text:p>
              </table:table-cell>
              <table:table-cell office:value-type="float" office:value="0.007416" calcext:value-type="float">
                <text:p>0,00741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Resultado</text:p>
            </table:table-cell>
            <table:table-cell/>
            <table:table-cell table:style-name="Result" table:formula="of:=SUBTOTAL(9;[.$C$38:.$C$40])" office:value-type="float" office:value="22961" calcext:value-type="float">
              <text:p>22961</text:p>
            </table:table-cell>
            <table:table-cell table:style-name="ce2" table:formula="of:=SUBTOTAL(1;[.$D$38:.$D$40])" office:value-type="float" office:value="0.00765633333333333" calcext:value-type="float">
              <text:p>0,007656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185" calcext:value-type="float">
                <text:p>75185</text:p>
              </table:table-cell>
              <table:table-cell office:value-type="float" office:value="0.075187" calcext:value-type="float">
                <text:p>0,0751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232" calcext:value-type="float">
                <text:p>75232</text:p>
              </table:table-cell>
              <table:table-cell office:value-type="float" office:value="0.075236" calcext:value-type="float">
                <text:p>0,07523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469" calcext:value-type="float">
                <text:p>75469</text:p>
              </table:table-cell>
              <table:table-cell office:value-type="float" office:value="0.075472" calcext:value-type="float">
                <text:p>0,07547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Resultado</text:p>
          </table:table-cell>
          <table:table-cell/>
          <table:table-cell table:style-name="Result" table:formula="of:=SUBTOTAL(9;[.$C$42:.$C$44])" office:value-type="float" office:value="225886" calcext:value-type="float">
            <text:p>225886</text:p>
          </table:table-cell>
          <table:table-cell table:style-name="ce2" table:formula="of:=SUBTOTAL(1;[.$D$42:.$D$44])" office:value-type="float" office:value="0.0752983333333333" calcext:value-type="float">
            <text:p>0,0752983333333333</text:p>
          </table:table-cell>
        </table:table-row>
        <table:table-row table:style-name="ro1">
          <table:table-cell table:style-name="Result" office:value-type="string" calcext:value-type="string">
            <text:p>General Suma</text:p>
          </table:table-cell>
          <table:table-cell/>
          <table:table-cell table:style-name="Result" table:formula="of:=SUBTOTAL(9;[.$C$2:.$C$44])" office:value-type="float" office:value="295423" calcext:value-type="float">
            <text:p>295423</text:p>
          </table:table-cell>
          <table:table-cell table:style-name="ce2" table:formula="of:=SUBTOTAL(1;[.$D$2:.$D$44])" office:value-type="float" office:value="0.008956" calcext:value-type="float">
            <text:p>0,008956</text:p>
          </table:table-cell>
        </table:table-row>
      </table:table>
      <table:table table:name="ProductoEscalarP.2" table:style-name="ta1">
        <table:shapes>
          <draw:frame draw:z-index="0" draw:style-name="gr1" draw:text-style-name="P1" svg:width="15.98cm" svg:height="10.731cm" svg:x="0cm" svg:y="6.64cm">
            <draw:object draw:notify-on-update-of-ranges="'ProductoEscalarP.2'.A5:'ProductoEscalarP.2'.A45 'ProductoEscalarP.2'.D1:'ProductoEscalarP.2'.D1 'ProductoEscalarP.2'.D2:'ProductoEscalarP.2'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0.000093" calcext:value-type="float">
                <text:p>0,00009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0.000017" calcext:value-type="float">
                <text:p>0,00001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0.0001" calcext:value-type="float">
                <text:p>0,000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2'.$D$2:$'ProductoEscalarP.2'.$D$4])" office:value-type="float" office:value="69.3333333333333" calcext:value-type="float">
              <text:p>69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0.000028" calcext:value-type="float">
                <text:p>0,00002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0.000133" calcext:value-type="float">
                <text:p>0,00013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0.000129" calcext:value-type="float">
                <text:p>0,00012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2'.$D$6:$'ProductoEscalarP.2'.$D$8])" office:value-type="float" office:value="95.6666666666667" calcext:value-type="float">
              <text:p>95,6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0.000235" calcext:value-type="float">
                <text:p>0,000235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2'.$D$10:$'ProductoEscalarP.2'.$D$12])" office:value-type="float" office:value="103.666666666667" calcext:value-type="float">
              <text:p>103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0.000733" calcext:value-type="float">
                <text:p>0,00073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56" calcext:value-type="float">
                <text:p>756</text:p>
              </table:table-cell>
              <table:table-cell office:value-type="float" office:value="0.000756" calcext:value-type="float">
                <text:p>0,0007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2'.$D$14:$'ProductoEscalarP.2'.$D$16])" office:value-type="float" office:value="545.666666666667" calcext:value-type="float">
              <text:p>545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0.000277" calcext:value-type="float">
                <text:p>0,000277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1460" calcext:value-type="float">
                <text:p>1460</text:p>
              </table:table-cell>
              <table:table-cell office:value-type="float" office:value="0.001459" calcext:value-type="float">
                <text:p>0,001459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0.000275" calcext:value-type="float">
                <text:p>0,0002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2'.$D$18:$'ProductoEscalarP.2'.$D$20])" office:value-type="float" office:value="670.333333333333" calcext:value-type="float">
              <text:p>670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98" calcext:value-type="float">
                <text:p>2798</text:p>
              </table:table-cell>
              <table:table-cell office:value-type="float" office:value="0.002798" calcext:value-type="float">
                <text:p>0,002798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0.000543" calcext:value-type="float">
                <text:p>0,00054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84" calcext:value-type="float">
                <text:p>2784</text:p>
              </table:table-cell>
              <table:table-cell office:value-type="float" office:value="0.002785" calcext:value-type="float">
                <text:p>0,0027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2'.$D$22:$'ProductoEscalarP.2'.$D$24])" office:value-type="float" office:value="2041.66666666667" calcext:value-type="float">
              <text:p>2041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0.000809" calcext:value-type="float">
                <text:p>0,00080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4106" calcext:value-type="float">
                <text:p>4106</text:p>
              </table:table-cell>
              <table:table-cell office:value-type="float" office:value="0.004107" calcext:value-type="float">
                <text:p>0,004107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22" calcext:value-type="float">
                <text:p>822</text:p>
              </table:table-cell>
              <table:table-cell office:value-type="float" office:value="0.000823" calcext:value-type="float">
                <text:p>0,00082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2'.$D$26:$'ProductoEscalarP.2'.$D$28])" office:value-type="float" office:value="1912" calcext:value-type="float">
              <text:p>19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59" calcext:value-type="float">
                <text:p>5459</text:p>
              </table:table-cell>
              <table:table-cell office:value-type="float" office:value="0.00546" calcext:value-type="float">
                <text:p>0,0054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1081" calcext:value-type="float">
                <text:p>1081</text:p>
              </table:table-cell>
              <table:table-cell office:value-type="float" office:value="0.001082" calcext:value-type="float">
                <text:p>0,00108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87" calcext:value-type="float">
                <text:p>5487</text:p>
              </table:table-cell>
              <table:table-cell office:value-type="float" office:value="0.005488" calcext:value-type="float">
                <text:p>0,00548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2'.$D$30:$'ProductoEscalarP.2'.$D$32])" office:value-type="float" office:value="4009" calcext:value-type="float">
              <text:p>400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0.001339" calcext:value-type="float">
                <text:p>0,00133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6847" calcext:value-type="float">
                <text:p>6847</text:p>
              </table:table-cell>
              <table:table-cell office:value-type="float" office:value="0.006847" calcext:value-type="float">
                <text:p>0,00684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55" calcext:value-type="float">
                <text:p>1355</text:p>
              </table:table-cell>
              <table:table-cell office:value-type="float" office:value="0.001356" calcext:value-type="float">
                <text:p>0,0013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2'.$D$34:$'ProductoEscalarP.2'.$D$36])" office:value-type="float" office:value="3180.33333333333" calcext:value-type="float">
              <text:p>318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57" calcext:value-type="float">
                <text:p>13657</text:p>
              </table:table-cell>
              <table:table-cell office:value-type="float" office:value="0.013658" calcext:value-type="float">
                <text:p>0,01365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2651" calcext:value-type="float">
                <text:p>2651</text:p>
              </table:table-cell>
              <table:table-cell office:value-type="float" office:value="0.002652" calcext:value-type="float">
                <text:p>0,00265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34" calcext:value-type="float">
                <text:p>13634</text:p>
              </table:table-cell>
              <table:table-cell office:value-type="float" office:value="0.013608" calcext:value-type="float">
                <text:p>0,013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2'.$D$38:$'ProductoEscalarP.2'.$D$40])" office:value-type="float" office:value="9980.66666666667" calcext:value-type="float">
              <text:p>9980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7021" calcext:value-type="float">
                <text:p>27021</text:p>
              </table:table-cell>
              <table:table-cell office:value-type="float" office:value="0.027021" calcext:value-type="float">
                <text:p>0,027021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54272" calcext:value-type="float">
                <text:p>54272</text:p>
              </table:table-cell>
              <table:table-cell office:value-type="float" office:value="0.054275" calcext:value-type="float">
                <text:p>0,054275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6973" calcext:value-type="float">
                <text:p>26973</text:p>
              </table:table-cell>
              <table:table-cell office:value-type="float" office:value="0.026973" calcext:value-type="float">
                <text:p>0,026973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2'.$D$42:$'ProductoEscalarP.2'.$D$44])" office:value-type="float" office:value="36088.6666666667" calcext:value-type="float">
            <text:p>36088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2'.$D$2:$'ProductoEscalarP.2'.$D$44])" office:value-type="float" office:value="5336.09090909091" calcext:value-type="float">
            <text:p>5336,09090909091</text:p>
          </table:table-cell>
          <table:table-cell/>
        </table:table-row>
      </table:table>
      <table:table table:name="ProductoEscalarP.3" table:style-name="ta1">
        <table:shapes>
          <draw:frame draw:z-index="0" draw:style-name="gr1" draw:text-style-name="P1" svg:width="15.981cm" svg:height="9.004cm" svg:x="0.302cm" svg:y="6.402cm">
            <draw:object draw:notify-on-update-of-ranges="'ProductoEscalarP.3'.A5:'ProductoEscalarP.3'.A45 'ProductoEscalarP.3'.D1:'ProductoEscalarP.3'.D1 'ProductoEscalarP.3'.D2:'ProductoEscalarP.3'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7" calcext:value-type="float">
                <text:p>67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8" calcext:value-type="float">
                <text:p>68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179" calcext:value-type="float">
                <text:p>179</text:p>
              </table:table-cell>
              <table:table-cell office:value-type="float" office:value="0.00018" calcext:value-type="float">
                <text:p>0,000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ce5" table:formula="of:=SUBTOTAL(1;[$'ProductoEscalarP.3'.$D$2:$'ProductoEscalarP.3'.$D$4])" office:value-type="float" office:value="104.666666666667" calcext:value-type="float">
              <text:p>10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88" calcext:value-type="float">
                <text:p>0,00008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7" calcext:value-type="float">
                <text:p>0,000137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0.000045" calcext:value-type="float">
                <text:p>0,000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ce5" table:formula="of:=SUBTOTAL(1;[$'ProductoEscalarP.3'.$D$6:$'ProductoEscalarP.3'.$D$8])" office:value-type="float" office:value="89.3333333333333" calcext:value-type="float">
              <text:p>8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0.000036" calcext:value-type="float">
                <text:p>0,00003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0.000037" calcext:value-type="float">
                <text:p>0,00003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1" calcext:value-type="float">
                <text:p>0,00007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ce5" table:formula="of:=SUBTOTAL(1;[$'ProductoEscalarP.3'.$D$10:$'ProductoEscalarP.3'.$D$12])" office:value-type="float" office:value="48" calcext:value-type="float">
              <text:p>4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18" calcext:value-type="float">
                <text:p>518</text:p>
              </table:table-cell>
              <table:table-cell office:value-type="float" office:value="0.000519" calcext:value-type="float">
                <text:p>0,00051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0.000575" calcext:value-type="float">
                <text:p>0,00057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0.000105" calcext:value-type="float">
                <text:p>0,00010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ce5" table:formula="of:=SUBTOTAL(1;[$'ProductoEscalarP.3'.$D$14:$'ProductoEscalarP.3'.$D$16])" office:value-type="float" office:value="399" calcext:value-type="float">
              <text:p>39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0.001012" calcext:value-type="float">
                <text:p>0,00101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39" calcext:value-type="float">
                <text:p>1039</text:p>
              </table:table-cell>
              <table:table-cell office:value-type="float" office:value="0.00104" calcext:value-type="float">
                <text:p>0,00104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0.001019" calcext:value-type="float">
                <text:p>0,001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ce5" table:formula="of:=SUBTOTAL(1;[$'ProductoEscalarP.3'.$D$18:$'ProductoEscalarP.3'.$D$20])" office:value-type="float" office:value="1022.33333333333" calcext:value-type="float">
              <text:p>102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0.00037" calcext:value-type="float">
                <text:p>0,0003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1918" calcext:value-type="float">
                <text:p>1918</text:p>
              </table:table-cell>
              <table:table-cell office:value-type="float" office:value="0.001919" calcext:value-type="float">
                <text:p>0,001919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0.000375" calcext:value-type="float">
                <text:p>0,0003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ce5" table:formula="of:=SUBTOTAL(1;[$'ProductoEscalarP.3'.$D$22:$'ProductoEscalarP.3'.$D$24])" office:value-type="float" office:value="887.333333333333" calcext:value-type="float">
              <text:p>88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538" calcext:value-type="float">
                <text:p>538</text:p>
              </table:table-cell>
              <table:table-cell office:value-type="float" office:value="0.000539" calcext:value-type="float">
                <text:p>0,00053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801" calcext:value-type="float">
                <text:p>2801</text:p>
              </table:table-cell>
              <table:table-cell office:value-type="float" office:value="0.002802" calcext:value-type="float">
                <text:p>0,00280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468" calcext:value-type="float">
                <text:p>2468</text:p>
              </table:table-cell>
              <table:table-cell office:value-type="float" office:value="0.002468" calcext:value-type="float">
                <text:p>0,0024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ce5" table:formula="of:=SUBTOTAL(1;[$'ProductoEscalarP.3'.$D$26:$'ProductoEscalarP.3'.$D$28])" office:value-type="float" office:value="1935.66666666667" calcext:value-type="float">
              <text:p>193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721" calcext:value-type="float">
                <text:p>3721</text:p>
              </table:table-cell>
              <table:table-cell office:value-type="float" office:value="0.003721" calcext:value-type="float">
                <text:p>0,00372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662" calcext:value-type="float">
                <text:p>3662</text:p>
              </table:table-cell>
              <table:table-cell office:value-type="float" office:value="0.003662" calcext:value-type="float">
                <text:p>0,00366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0.000735" calcext:value-type="float">
                <text:p>0,00073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ce5" table:formula="of:=SUBTOTAL(1;[$'ProductoEscalarP.3'.$D$30:$'ProductoEscalarP.3'.$D$32])" office:value-type="float" office:value="2706" calcext:value-type="float">
              <text:p>270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593" calcext:value-type="float">
                <text:p>4593</text:p>
              </table:table-cell>
              <table:table-cell office:value-type="float" office:value="0.004594" calcext:value-type="float">
                <text:p>0,00459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090" calcext:value-type="float">
                <text:p>4090</text:p>
              </table:table-cell>
              <table:table-cell office:value-type="float" office:value="0.004092" calcext:value-type="float">
                <text:p>0,00409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620" calcext:value-type="float">
                <text:p>4620</text:p>
              </table:table-cell>
              <table:table-cell office:value-type="float" office:value="0.004619" calcext:value-type="float">
                <text:p>0,0046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ce5" table:formula="of:=SUBTOTAL(1;[$'ProductoEscalarP.3'.$D$34:$'ProductoEscalarP.3'.$D$36])" office:value-type="float" office:value="4434.33333333333" calcext:value-type="float">
              <text:p>443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566" calcext:value-type="float">
                <text:p>9566</text:p>
              </table:table-cell>
              <table:table-cell office:value-type="float" office:value="0.009566" calcext:value-type="float">
                <text:p>0,00956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8041" calcext:value-type="float">
                <text:p>8041</text:p>
              </table:table-cell>
              <table:table-cell office:value-type="float" office:value="0.008042" calcext:value-type="float">
                <text:p>0,00804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046" calcext:value-type="float">
                <text:p>9046</text:p>
              </table:table-cell>
              <table:table-cell office:value-type="float" office:value="0.009047" calcext:value-type="float">
                <text:p>0,00904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ce5" table:formula="of:=SUBTOTAL(1;[$'ProductoEscalarP.3'.$D$38:$'ProductoEscalarP.3'.$D$40])" office:value-type="float" office:value="8884.33333333333" calcext:value-type="float">
              <text:p>88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22585" calcext:value-type="float">
                <text:p>22585</text:p>
              </table:table-cell>
              <table:table-cell office:value-type="float" office:value="0.022587" calcext:value-type="float">
                <text:p>0,0225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51545" calcext:value-type="float">
                <text:p>51545</text:p>
              </table:table-cell>
              <table:table-cell office:value-type="float" office:value="0.051547" calcext:value-type="float">
                <text:p>0,05154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48020" calcext:value-type="float">
                <text:p>48020</text:p>
              </table:table-cell>
              <table:table-cell office:value-type="float" office:value="0.048022" calcext:value-type="float">
                <text:p>0,04802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ce5" table:formula="of:=SUBTOTAL(1;[$'ProductoEscalarP.3'.$D$42:$'ProductoEscalarP.3'.$D$44])" office:value-type="float" office:value="40716.6666666667" calcext:value-type="float">
            <text:p>4071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5" table:formula="of:=SUBTOTAL(1;[$'ProductoEscalarP.3'.$D$2:$'ProductoEscalarP.3'.$D$44])" office:value-type="float" office:value="5566.15151515152" calcext:value-type="float">
            <text:p>5566</text:p>
          </table:table-cell>
          <table:table-cell/>
        </table:table-row>
      </table:table>
      <table:table table:name="ProductoEscalarP.4" table:style-name="ta1">
        <table:shapes>
          <draw:frame draw:z-index="0" draw:style-name="gr1" draw:text-style-name="P1" svg:width="15.999cm" svg:height="8.999cm" svg:x="0.003cm" svg:y="6.847cm">
            <draw:object draw:notify-on-update-of-ranges="'ProductoEscalarP.4'.A5:'ProductoEscalarP.4'.A45 'ProductoEscalarP.4'.D1:'ProductoEscalarP.4'.D1 'ProductoEscalarP.4'.D2:'ProductoEscalarP.4'.D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0.000087" calcext:value-type="float">
                <text:p>0,00008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0.000091" calcext:value-type="float">
                <text:p>0,00009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4'.$D$2:$'ProductoEscalarP.4'.$D$4])" office:value-type="float" office:value="77.3333333333333" calcext:value-type="float">
              <text:p>77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0.000106" calcext:value-type="float">
                <text:p>0,0001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5" calcext:value-type="float">
                <text:p>0,000135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0.000202" calcext:value-type="float">
                <text:p>0,0002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4'.$D$6:$'ProductoEscalarP.4'.$D$8])" office:value-type="float" office:value="147.333333333333" calcext:value-type="float">
              <text:p>147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0.000083" calcext:value-type="float">
                <text:p>0,000083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0.00009" calcext:value-type="float">
                <text:p>0,0000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0.00019" calcext:value-type="float">
                <text:p>0,00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4'.$D$10:$'ProductoEscalarP.4'.$D$12])" office:value-type="float" office:value="119.666666666667" calcext:value-type="float">
              <text:p>119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0.00008" calcext:value-type="float">
                <text:p>0,0000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414" calcext:value-type="float">
                <text:p>414</text:p>
              </table:table-cell>
              <table:table-cell office:value-type="float" office:value="0.000415" calcext:value-type="float">
                <text:p>0,00041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0.000383" calcext:value-type="float">
                <text:p>0,00038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4'.$D$14:$'ProductoEscalarP.4'.$D$16])" office:value-type="float" office:value="292" calcext:value-type="float">
              <text:p>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3" calcext:value-type="float">
                <text:p>803</text:p>
              </table:table-cell>
              <table:table-cell office:value-type="float" office:value="0.000805" calcext:value-type="float">
                <text:p>0,00080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4" calcext:value-type="float">
                <text:p>804</text:p>
              </table:table-cell>
              <table:table-cell office:value-type="float" office:value="0.000804" calcext:value-type="float">
                <text:p>0,00080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4'.$D$18:$'ProductoEscalarP.4'.$D$20])" office:value-type="float" office:value="585" calcext:value-type="float">
              <text:p>58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3" calcext:value-type="float">
                <text:p>1263</text:p>
              </table:table-cell>
              <table:table-cell office:value-type="float" office:value="0.001264" calcext:value-type="float">
                <text:p>0,00126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513" calcext:value-type="float">
                <text:p>1513</text:p>
              </table:table-cell>
              <table:table-cell office:value-type="float" office:value="0.001513" calcext:value-type="float">
                <text:p>0,00151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0.001266" calcext:value-type="float">
                <text:p>0,00126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4'.$D$22:$'ProductoEscalarP.4'.$D$24])" office:value-type="float" office:value="1347.33333333333" calcext:value-type="float">
              <text:p>1347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243" calcext:value-type="float">
                <text:p>1243</text:p>
              </table:table-cell>
              <table:table-cell office:value-type="float" office:value="0.001244" calcext:value-type="float">
                <text:p>0,00124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968" calcext:value-type="float">
                <text:p>1968</text:p>
              </table:table-cell>
              <table:table-cell office:value-type="float" office:value="0.001968" calcext:value-type="float">
                <text:p>0,00196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882" calcext:value-type="float">
                <text:p>1882</text:p>
              </table:table-cell>
              <table:table-cell office:value-type="float" office:value="0.001882" calcext:value-type="float">
                <text:p>0,00188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4'.$D$26:$'ProductoEscalarP.4'.$D$28])" office:value-type="float" office:value="1697.66666666667" calcext:value-type="float">
              <text:p>1697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29" calcext:value-type="float">
                <text:p>1729</text:p>
              </table:table-cell>
              <table:table-cell office:value-type="float" office:value="0.00173" calcext:value-type="float">
                <text:p>0,00173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60" calcext:value-type="float">
                <text:p>1760</text:p>
              </table:table-cell>
              <table:table-cell office:value-type="float" office:value="0.00176" calcext:value-type="float">
                <text:p>0,0017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31" calcext:value-type="float">
                <text:p>1731</text:p>
              </table:table-cell>
              <table:table-cell office:value-type="float" office:value="0.001731" calcext:value-type="float">
                <text:p>0,0017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4'.$D$30:$'ProductoEscalarP.4'.$D$32])" office:value-type="float" office:value="1740" calcext:value-type="float">
              <text:p>17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701" calcext:value-type="float">
                <text:p>701</text:p>
              </table:table-cell>
              <table:table-cell office:value-type="float" office:value="0.000701" calcext:value-type="float">
                <text:p>0,000701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0.000687" calcext:value-type="float">
                <text:p>0,00068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3119" calcext:value-type="float">
                <text:p>3119</text:p>
              </table:table-cell>
              <table:table-cell office:value-type="float" office:value="0.003119" calcext:value-type="float">
                <text:p>0,0031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4'.$D$34:$'ProductoEscalarP.4'.$D$36])" office:value-type="float" office:value="1502.33333333333" calcext:value-type="float">
              <text:p>1502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70" calcext:value-type="float">
                <text:p>1370</text:p>
              </table:table-cell>
              <table:table-cell office:value-type="float" office:value="0.00137" calcext:value-type="float">
                <text:p>0,0013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6093" calcext:value-type="float">
                <text:p>6093</text:p>
              </table:table-cell>
              <table:table-cell office:value-type="float" office:value="0.006093" calcext:value-type="float">
                <text:p>0,00609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28" calcext:value-type="float">
                <text:p>1328</text:p>
              </table:table-cell>
              <table:table-cell office:value-type="float" office:value="0.00133" calcext:value-type="float">
                <text:p>0,0013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4'.$D$38:$'ProductoEscalarP.4'.$D$40])" office:value-type="float" office:value="2930.33333333333" calcext:value-type="float">
              <text:p>293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38828" calcext:value-type="float">
                <text:p>38828</text:p>
              </table:table-cell>
              <table:table-cell office:value-type="float" office:value="0.03883" calcext:value-type="float">
                <text:p>0,03883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43544" calcext:value-type="float">
                <text:p>43544</text:p>
              </table:table-cell>
              <table:table-cell office:value-type="float" office:value="0.043546" calcext:value-type="float">
                <text:p>0,04354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13495" calcext:value-type="float">
                <text:p>13495</text:p>
              </table:table-cell>
              <table:table-cell office:value-type="float" office:value="0.013494" calcext:value-type="float">
                <text:p>0,01349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4'.$D$42:$'ProductoEscalarP.4'.$D$44])" office:value-type="float" office:value="31955.6666666667" calcext:value-type="float">
            <text:p>31955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4'.$D$2:$'ProductoEscalarP.4'.$D$44])" office:value-type="float" office:value="3854.06060606061" calcext:value-type="float">
            <text:p>3854,0606060606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7cm" svg:height="11.98cm" svg:x="17.923cm" svg:y="6.853cm">
            <draw:object draw:notify-on-update-of-ranges="Hoja5.A2:Hoja5.A12 Hoja5.B1:Hoja5.B1 Hoja5.B1:Hoja5.B12 Hoja5.C1:Hoja5.C1 Hoja5.C1:Hoja5.C12 Hoja5.D1:Hoja5.D1 Hoja5.D1:Hoja5.D12 Hoja5.E1:Hoja5.E1 Hoja5.E1:Hoja5.E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ce7"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69.3333333333333" calcext:value-type="float">
            <text:p>69</text:p>
          </table:table-cell>
          <table:table-cell table:style-name="ce6" office:value-type="float" office:value="104.666666666667" calcext:value-type="float">
            <text:p>105</text:p>
          </table:table-cell>
          <table:table-cell table:style-name="ce6" office:value-type="float" office:value="77.3333333333333" calcext:value-type="float">
            <text:p>77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95.6666666666667" calcext:value-type="float">
            <text:p>96</text:p>
          </table:table-cell>
          <table:table-cell table:style-name="ce6" office:value-type="float" office:value="89.3333333333333" calcext:value-type="float">
            <text:p>89</text:p>
          </table:table-cell>
          <table:table-cell table:style-name="ce6" office:value-type="float" office:value="147.333333333333" calcext:value-type="float">
            <text:p>14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3.666666666667" calcext:value-type="float">
            <text:p>10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9.666666666667" calcext:value-type="float">
            <text:p>12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6" office:value-type="float" office:value="5533" calcext:value-type="float">
            <text:p>5533</text:p>
          </table:table-cell>
          <table:table-cell table:style-name="ce6" office:value-type="float" office:value="545.666666666667" calcext:value-type="float">
            <text:p>546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6" office:value-type="float" office:value="5249" calcext:value-type="float">
            <text:p>5249</text:p>
          </table:table-cell>
          <table:table-cell table:style-name="ce6" office:value-type="float" office:value="670.333333333333" calcext:value-type="float">
            <text:p>670</text:p>
          </table:table-cell>
          <table:table-cell table:style-name="ce6" office:value-type="float" office:value="1022.33333333333" calcext:value-type="float">
            <text:p>1022</text:p>
          </table:table-cell>
          <table:table-cell table:style-name="ce6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6" office:value-type="float" office:value="4561" calcext:value-type="float">
            <text:p>4561</text:p>
          </table:table-cell>
          <table:table-cell table:style-name="ce6" office:value-type="float" office:value="2041.66666666667" calcext:value-type="float">
            <text:p>2042</text:p>
          </table:table-cell>
          <table:table-cell table:style-name="ce6" office:value-type="float" office:value="887.333333333333" calcext:value-type="float">
            <text:p>887</text:p>
          </table:table-cell>
          <table:table-cell table:style-name="ce6" office:value-type="float" office:value="1347.33333333333" calcext:value-type="float">
            <text:p>1347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6" office:value-type="float" office:value="6926" calcext:value-type="float">
            <text:p>6926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1935.66666666667" calcext:value-type="float">
            <text:p>1936</text:p>
          </table:table-cell>
          <table:table-cell table:style-name="ce6" office:value-type="float" office:value="1697.66666666667" calcext:value-type="float">
            <text:p>1698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6" office:value-type="float" office:value="9901" calcext:value-type="float">
            <text:p>9901</text:p>
          </table:table-cell>
          <table:table-cell table:style-name="ce6" office:value-type="float" office:value="4009" calcext:value-type="float">
            <text:p>4009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6" office:value-type="float" office:value="12475" calcext:value-type="float">
            <text:p>12475</text:p>
          </table:table-cell>
          <table:table-cell table:style-name="ce6" office:value-type="float" office:value="3180.33333333333" calcext:value-type="float">
            <text:p>3180</text:p>
          </table:table-cell>
          <table:table-cell table:style-name="ce6" office:value-type="float" office:value="4434.33333333333" calcext:value-type="float">
            <text:p>4434</text:p>
          </table:table-cell>
          <table:table-cell table:style-name="ce6" office:value-type="float" office:value="1502.33333333333" calcext:value-type="float">
            <text:p>150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float" office:value="22961" calcext:value-type="float">
            <text:p>22961</text:p>
          </table:table-cell>
          <table:table-cell table:style-name="ce6" office:value-type="float" office:value="9980.66666666667" calcext:value-type="float">
            <text:p>9981</text:p>
          </table:table-cell>
          <table:table-cell table:style-name="ce6" office:value-type="float" office:value="8884.33333333333" calcext:value-type="float">
            <text:p>8884</text:p>
          </table:table-cell>
          <table:table-cell table:style-name="ce6" office:value-type="float" office:value="2930.33333333333" calcext:value-type="float">
            <text:p>2930</text:p>
          </table:table-cell>
          <table:table-cell office:value-type="string" calcext:value-type="string">
            <text:p>Paralelo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6" office:value-type="float" office:value="225886" calcext:value-type="float">
            <text:p>225886</text:p>
          </table:table-cell>
          <table:table-cell table:style-name="ce6" office:value-type="float" office:value="36088.6666666667" calcext:value-type="float">
            <text:p>36089</text:p>
          </table:table-cell>
          <table:table-cell table:style-name="ce6" office:value-type="float" office:value="40716.6666666667" calcext:value-type="float">
            <text:p>40717</text:p>
          </table:table-cell>
          <table:table-cell table:style-name="ce6" office:value-type="float" office:value="31955.6666666667" calcext:value-type="float">
            <text:p>31956</text:p>
          </table:table-cell>
          <table:table-cell table:formula="of:=AVERAGE([.C12:.E12])" office:value-type="float" office:value="36253.6666666667" calcext:value-type="float">
            <text:p>36253,666666666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draw:z-index="1" draw:style-name="gr1" draw:text-style-name="P1" svg:width="15.997cm" svg:height="11.98cm" svg:x="0.607cm" svg:y="0.399cm">
              <draw:object draw:notify-on-update-of-ranges="Hoja5.A2:Hoja5.A12 Hoja5.C1:Hoja5.C1 Hoja5.C1:Hoja5.C12 Hoja5.D1:Hoja5.D1 Hoja5.D1:Hoja5.D12 Hoja5.E1:Hoja5.E1 Hoja5.E1:Hoja5.E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7">
          <table:table-cell table:number-columns-repeated="6"/>
        </table:table-row>
        <table:table-row table:style-name="ro1">
          <table:table-cell>
            <draw:frame draw:z-index="2" draw:style-name="gr1" draw:text-style-name="P1" svg:width="15.997cm" svg:height="11.98cm" svg:x="0.689cm" svg:y="0.345cm">
              <draw:object draw:notify-on-update-of-ranges="Hoja5.B1:Hoja5.B1 Hoja5.B12:Hoja5.B12 Hoja5.F11:Hoja5.F11 Hoja5.F12:Hoja5.F1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</table:table>
      <table:named-expressions/>
      <table:database-ranges>
        <table:database-range table:name="__Anonymous_DB__1" table:target-range-address="ProductoEscalarS.A1:ProductoEscalarS.D4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6:27:05.331032944</dc:date>
    <meta:editing-duration>PT16H25M9S</meta:editing-duration>
    <meta:editing-cycles>5</meta:editing-cycles>
    <meta:generator>LibreOffice/7.5.0.3$Linux_X86_64 LibreOffice_project/c21113d003cd3efa8c53188764377a8272d9d6de</meta:generator>
    <meta:document-statistic meta:table-count="5" meta:cell-count="816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EscalarS.C1:ProductoEscalarS.C45" chart:data-source-has-labels="row" svg:x="0.32cm" svg:y="0.18cm" svg:width="15.36cm" svg:height="8.64cm">
          <chart:coordinate-region svg:x="1.682cm" svg:y="0.379cm" svg:width="13.81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roductoEscalarS.C2:ProductoEscalarS.C45" chart:label-cell-address="ProductoEscalarS.C1:ProductoEscalarS.C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EscalarS.C1:ProductoEscala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ProductoEscalarS.C2:ProductoEscalarS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61">
                <text:p>2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886">
                <text:p>225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1cm" svg:height="10.732cm" xlink:href=".." xlink:type="simple" chart:class="chart:line" chart:style-name="ch1">
        <chart:plot-area chart:style-name="ch2" table:cell-range-address="'ProductoEscalarP.2'.A5:'ProductoEscalarP.2'.A45 'ProductoEscalarP.2'.D1:'ProductoEscalarP.2'.D45" chart:data-source-has-labels="both" svg:x="0.319cm" svg:y="0.214cm" svg:width="15.343cm" svg:height="10.304cm">
          <chart:coordinate-region svg:x="2.088cm" svg:y="0.413cm" svg:width="13.433cm" svg:height="7.423cm"/>
          <chart:axis chart:dimension="x" chart:name="primary-x" chart:style-name="ch3" chartooo:axis-type="auto">
            <chartooo:date-scale/>
            <chart:categories table:cell-range-address="'ProductoEscalarP.2'.A5:'ProductoEscalarP.2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2'.D2:'ProductoEscalarP.2'.D45" chart:label-cell-address="'ProductoEscalarP.2'.D1:'ProductoEscalarP.2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2'.D1:'ProductoEscalarP.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2'.A5:'ProductoEscalarP.2'.A45</svg:desc>
                </draw:g>
              </table:table-cell>
              <table:table-cell office:value-type="float" office:value="69.3333333333333">
                <text:p>69.3333333333333</text:p>
                <draw:g>
                  <svg:desc>'ProductoEscalarP.2'.D2:'ProductoEscalarP.2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2041.66666666667">
                <text:p>2041.6666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3180.33333333333">
                <text:p>3180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9980.66666666667">
                <text:p>9980.66666666667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6088.6666666667">
                <text:p>36088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plot-area chart:style-name="ch2" table:cell-range-address="'ProductoEscalarP.3'.A5:'ProductoEscalarP.3'.A45 'ProductoEscalarP.3'.D1:'ProductoEscalarP.3'.D45" chart:data-source-has-labels="both" svg:x="0.319cm" svg:y="0.18cm" svg:width="15.344cm" svg:height="8.645cm">
          <chart:coordinate-region svg:x="2.088cm" svg:y="0.379cm" svg:width="13.435cm" svg:height="5.764cm"/>
          <chart:axis chart:dimension="x" chart:name="primary-x" chart:style-name="ch3" chartooo:axis-type="text">
            <chart:categories table:cell-range-address="'ProductoEscalarP.3'.A5:'ProductoEscalarP.3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3'.D2:'ProductoEscalarP.3'.D45" chart:label-cell-address="'ProductoEscalarP.3'.D1:'ProductoEscalarP.3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3'.D1:'ProductoEscalarP.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3'.A5:'ProductoEscalarP.3'.A45</svg:desc>
                </draw:g>
              </table:table-cell>
              <table:table-cell office:value-type="float" office:value="104.666666666667">
                <text:p>104.666666666667</text:p>
                <draw:g>
                  <svg:desc>'ProductoEscalarP.3'.D2:'ProductoEscalarP.3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1022.33333333333">
                <text:p>1022.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4434.33333333333">
                <text:p>4434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884.33333333333">
                <text:p>8884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40716.6666666667">
                <text:p>40716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EscalarP.4'.A5:'ProductoEscalarP.4'.A45 'ProductoEscalarP.4'.D1:'ProductoEscalarP.4'.D45" chart:data-source-has-labels="both" svg:x="0.32cm" svg:y="0.18cm" svg:width="15.36cm" svg:height="8.64cm">
          <chart:coordinate-region svg:x="2.089cm" svg:y="0.379cm" svg:width="13.45cm" svg:height="5.759cm"/>
          <chart:axis chart:dimension="x" chart:name="primary-x" chart:style-name="ch3" chartooo:axis-type="text">
            <chart:categories table:cell-range-address="'ProductoEscalarP.4'.A5:'ProductoEscalarP.4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4'.D2:'ProductoEscalarP.4'.D45" chart:label-cell-address="'ProductoEscalarP.4'.D1:'ProductoEscalarP.4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4'.D1:'ProductoEscalarP.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4'.A5:'ProductoEscalarP.4'.A45</svg:desc>
                </draw:g>
              </table:table-cell>
              <table:table-cell office:value-type="float" office:value="77.3333333333333">
                <text:p>77.3333333333333</text:p>
                <draw:g>
                  <svg:desc>'ProductoEscalarP.4'.D2:'ProductoEscalarP.4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2.961cm" svg:y="4.944cm" style:legend-expansion="high" chart:style-name="ch2"/>
        <chart:plot-area chart:style-name="ch3" table:cell-range-address="Hoja5.A2:Hoja5.A12 Hoja5.B1:Hoja5.E12" chart:data-source-has-labels="both" svg:x="0.319cm" svg:y="0.239cm" svg:width="12.323cm" svg:height="11.503cm">
          <chart:coordinate-region svg:x="1.681cm" svg:y="0.438cm" svg:width="10.961cm" svg:height="9.726cm"/>
          <chart:axis chart:dimension="x" chart:name="primary-x" chart:style-name="ch4" chartooo:axis-type="auto">
            <chartooo:date-scale/>
            <chart:categories table:cell-range-address="Hoja5.A2:Hoja5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B1:Hoja5.B12" chart:label-cell-address="Hoja5.B1:Hoja5.B1" chart:class="chart:line">
            <chart:data-point chart:repeated="12"/>
          </chart:series>
          <chart:series chart:style-name="ch7" chart:values-cell-range-address="Hoja5.C1:Hoja5.C12" chart:label-cell-address="Hoja5.C1:Hoja5.C1" chart:class="chart:line">
            <chart:data-point chart:repeated="12"/>
          </chart:series>
          <chart:series chart:style-name="ch8" chart:values-cell-range-address="Hoja5.D1:Hoja5.D12" chart:label-cell-address="Hoja5.D1:Hoja5.D1" chart:class="chart:line">
            <chart:data-point chart:repeated="12"/>
          </chart:series>
          <chart:series chart:style-name="ch9" chart:values-cell-range-address="Hoja5.E1:Hoja5.E12" chart:label-cell-address="Hoja5.E1:Hoja5.E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5.B1:Hoja5.B1</svg:desc>
                </draw:g>
              </table:table-cell>
              <table:table-cell office:value-type="string">
                <text:p>2</text:p>
                <draw:g>
                  <svg:desc>Hoja5.C1:Hoja5.C1</svg:desc>
                </draw:g>
              </table:table-cell>
              <table:table-cell office:value-type="string">
                <text:p>3</text:p>
                <draw:g>
                  <svg:desc>Hoja5.D1:Hoja5.D1</svg:desc>
                </draw:g>
              </table:table-cell>
              <table:table-cell office:value-type="string">
                <text:p>4</text:p>
                <draw:g>
                  <svg:desc>Hoja5.E1:Hoja5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2:Hoja5.A12</svg:desc>
                </draw:g>
              </table:table-cell>
              <table:table-cell office:value-type="float" office:value="NaN">
                <text:p>NaN</text:p>
                <draw:g>
                  <svg:desc>Hoja5.B1:Hoja5.B12</svg:desc>
                </draw:g>
              </table:table-cell>
              <table:table-cell office:value-type="float" office:value="2">
                <text:p>2</text:p>
                <draw:g>
                  <svg:desc>Hoja5.C1:Hoja5.C12</svg:desc>
                </draw:g>
              </table:table-cell>
              <table:table-cell office:value-type="float" office:value="3">
                <text:p>3</text:p>
                <draw:g>
                  <svg:desc>Hoja5.D1:Hoja5.D12</svg:desc>
                </draw:g>
              </table:table-cell>
              <table:table-cell office:value-type="float" office:value="4">
                <text:p>4</text:p>
                <draw:g>
                  <svg:desc>Hoja5.E1:Hoja5.E1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73">
                <text:p>17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2">
                <text:p>59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66">
                <text:p>1166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33">
                <text:p>5533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249">
                <text:p>5249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561">
                <text:p>4561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926">
                <text:p>6926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01">
                <text:p>9901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475">
                <text:p>12475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961">
                <text:p>22961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225886">
                <text:p>225886</text:p>
              </table:table-cell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5.A2:Hoja5.A12 Hoja5.C1:Hoja5.E12" chart:data-source-has-labels="both" svg:x="0.319cm" svg:y="0.239cm" svg:width="13.831cm" svg:height="11.503cm">
          <chart:coordinate-region svg:x="1.496cm" svg:y="0.438cm" svg:width="12.654cm" svg:height="9.726cm"/>
          <chart:axis chart:dimension="x" chart:name="primary-x" chart:style-name="ch4" chartooo:axis-type="auto">
            <chartooo:date-scale/>
            <chart:categories table:cell-range-address="Hoja5.A2:Hoja5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C1:Hoja5.C12" chart:label-cell-address="Hoja5.C1:Hoja5.C1" chart:class="chart:line">
            <chart:data-point chart:repeated="12"/>
          </chart:series>
          <chart:series chart:style-name="ch7" chart:values-cell-range-address="Hoja5.D1:Hoja5.D12" chart:label-cell-address="Hoja5.D1:Hoja5.D1" chart:class="chart:line">
            <chart:data-point chart:repeated="12"/>
          </chart:series>
          <chart:series chart:style-name="ch8" chart:values-cell-range-address="Hoja5.E1:Hoja5.E12" chart:label-cell-address="Hoja5.E1:Hoja5.E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5.C1:Hoja5.C1</svg:desc>
                </draw:g>
              </table:table-cell>
              <table:table-cell office:value-type="string">
                <text:p>3</text:p>
                <draw:g>
                  <svg:desc>Hoja5.D1:Hoja5.D1</svg:desc>
                </draw:g>
              </table:table-cell>
              <table:table-cell office:value-type="string">
                <text:p>4</text:p>
                <draw:g>
                  <svg:desc>Hoja5.E1:Hoja5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2:Hoja5.A12</svg:desc>
                </draw:g>
              </table:table-cell>
              <table:table-cell office:value-type="float" office:value="2">
                <text:p>2</text:p>
                <draw:g>
                  <svg:desc>Hoja5.C1:Hoja5.C12</svg:desc>
                </draw:g>
              </table:table-cell>
              <table:table-cell office:value-type="float" office:value="3">
                <text:p>3</text:p>
                <draw:g>
                  <svg:desc>Hoja5.D1:Hoja5.D12</svg:desc>
                </draw:g>
              </table:table-cell>
              <table:table-cell office:value-type="float" office:value="4">
                <text:p>4</text:p>
                <draw:g>
                  <svg:desc>Hoja5.E1:Hoja5.E1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55cm" svg:y="5.442cm" style:legend-expansion="high" chart:style-name="ch2"/>
        <chart:plot-area chart:style-name="ch3" table:cell-range-address="Hoja5.B1:Hoja5.B1 Hoja5.B12:Hoja5.B12 Hoja5.F11:Hoja5.F12" chart:data-source-has-labels="row" svg:x="0.319cm" svg:y="0.239cm" svg:width="12.912cm" svg:height="11.503cm">
          <chart:coordinate-region svg:x="1.681cm" svg:y="0.439cm" svg:width="11.55cm" svg:height="11.1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B12:Hoja5.B12" chart:label-cell-address="Hoja5.B1:Hoja5.B1" chart:class="chart:bar">
            <chart:data-point/>
          </chart:series>
          <chart:series chart:style-name="ch8" chart:values-cell-range-address="Hoja5.F12:Hoja5.F12" chart:label-cell-address="Hoja5.F11:Hoja5.F1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5.B1:Hoja5.B1</svg:desc>
                </draw:g>
              </table:table-cell>
              <table:table-cell office:value-type="string">
                <text:p>Paralelo</text:p>
                <draw:g>
                  <svg:desc>Hoja5.F11:Hoja5.F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5886">
                <text:p>225886</text:p>
                <draw:g>
                  <svg:desc>Hoja5.B12:Hoja5.B12</svg:desc>
                </draw:g>
              </table:table-cell>
              <table:table-cell office:value-type="float" office:value="36253.6666666667">
                <text:p>36253.6666666667</text:p>
                <draw:g>
                  <svg:desc>Hoja5.F12:Hoja5.F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